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50%"/>
    </style:style>
    <style:style style:name="T1" style:family="text">
      <style:text-properties officeooo:rsid="005333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задача</text:p>
      <text:p text:style-name="P2"/>
      <text:p text:style-name="P2">Условие:</text:p>
      <text:p text:style-name="P2">Склонируйте заготовку проекта по ссылке и просмотрите его.</text:p>
      <text:p text:style-name="P2">Модуль Spring Security позволяет нам внедрять права доступа, а также контролировать их исполнение без ручных проверок.</text:p>
      <text:p text:style-name="P2">Spring Security базируется на 2х интерфейсах, которые определяют связь сущностей с секьюрностью: UserDetails и GrantedAuthority.</text:p>
      <text:p text:style-name="P2">UserDetails - то, что будет интерпретироваться системой как пользователь.</text:p>
      <text:p text:style-name="P2">GrantedAuthority - сущность, описывающая права юзера.</text:p>
      <text:p text:style-name="P2">Оба эти интерфейса имеют множество реализаций: просмотрите класс SecurityConfig, в методе configure() с помощью настроек inMemoryAuthentication() мы собираем единственный на всю программу экземпляр UserDetails с именем и паролем админ-админ, а его роль “ADMIN” так же будет преобразована в экземпляр GrantedAuthority.</text:p>
      <text:p text:style-name="P2">Это простейший способ создания секьюрности. Так же мы можем использовать jdbc-аутентификацию путем написания запроса, возвращающего пользователя и роль.</text:p>
      <text:p text:style-name="P2">Как вы понимаете, такие способы максимально просты, но лишены достаточной гибкости, потому наиболее часто используемый вариант настройки выглядит как имплементация UserDetails и GrantedAuthority в классах-сущностях с переопределением существующих методов.</text:p>
      <text:p text:style-name="P2"/>
      <text:p text:style-name="P2">Рассмотрим приложение.</text:p>
      <text:p text:style-name="P2">Новые классы:</text:p>
      <text:p text:style-name="P2">- SpringSecurityInitializer - обязателен для не boot-приложения. Кода в нем нет, но требуется для регистрации секьюрити в Спринг-контейнере.</text:p>
      <text:p text:style-name="P2">- SecurityConfig - настройка секьюрности по определенным URL, а также настройка UserDetails и GrantedAuthority.</text:p>
      <text:p text:style-name="P2">- LoginSuccessHandler - хэндлер, содержащий в себе алгоритм действий при успешной аутентификации. Например, тут мы можем отправить пользователя с ролью админа на админку после логина, а с ролью юзер на главную страницу сайта и т.п.</text:p>
      <text:p text:style-name="P2"><text:s/></text:p>
      <text:p text:style-name="P2"/>
      <text:p text:style-name="P2">Задание:</text:p>
      <text:p text:style-name="P2">1. Перенесите классы и зависимости из примера в свое MVC приложение из предыдущей задачи.</text:p>
      <text:p text:style-name="P2">2. Создайте класс Role и свяжите User с ролями так, чтобы юзер мог иметь несколько ролей.</text:p>
      <text:p text:style-name="P2">3. Имплементируйте модели Role и User интерфейсами GrantedAuthority и UserDetails соответственно. Измените настройку секьюрности с inMemory на userDetailService.</text:p>
      <text:p text:style-name="P2">4. Все CRUD-операции и страницы для них должны быть доступны только пользователю с ролью admin по url: /admin/.</text:p>
      <text:p text:style-name="P2"><text:soft-page-break/>5. Пользователь с ролью user должен иметь доступ только к своей домашней странице /user, где выводятся его данные. Доступ к этой странице должен быть только у пользователей с ролью userи admin. Не забывайте про несколько ролей у пользователя!</text:p>
      <text:p text:style-name="P2">6. Настройте logout с любой страницы с использованием возможностей thymeleaf.</text:p>
      <text:p text:style-name="P2">7. Настройте LoginSuccessHandler так, чтобы админа после логина направляло на страницу /admin, а юзера на его страницу.<text:span text:style-name="T1"><text:tab/><text:tab/><text:tab/><text:tab/>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6.1.5.2$Linux_X86_64 LibreOffice_project/10$Build-2</meta:generator>
    <dc:date>2021-12-04T10:46:37.502500822</dc:date>
    <meta:editing-duration>PT23H20M57S</meta:editing-duration>
    <meta:editing-cycles>33</meta:editing-cycles>
    <meta:document-statistic meta:table-count="0" meta:image-count="0" meta:object-count="0" meta:page-count="2" meta:paragraph-count="24" meta:word-count="347" meta:character-count="2614" meta:non-whitespace-character-count="2270"/>
  </office:meta>
</office:document-meta>
</file>